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ChannelSf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Cache.clearSession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hCache.Ssh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ry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Cache.attachChannelSftp( Session session , ChannelSftp 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fUserInfo.CfUserInfo( String host , String userName , String userPassword , File pemFile , String pemPassword , File pas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.releaseChannelSft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.progress( Iv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hCache.getChannelSftp(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shCache.getCacheEntry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UserInfo.getPassphra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fUserInfo.promptYesNo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Session newSession , String newUser , String newHost , int new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shCache.createCacheKey( String user , String host , int 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Cache.setSession( String user , String host , int port , Session new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try.setChannelSftp( ChannelSftp new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hCache.getCacheEntry( String user ,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UserInfo.promptPasswor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Cach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UserInfo.getPasswor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fUserInfo.show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UserInfo.promptPassphra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UserInfo.promptKeyboardInteractive( String destination , String name , String instruction , String [ ] prompt , boolean [ ] ech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Cache.getSession( String host , int port , String username , String userPassword , File pemFile , String pemPassword , File pass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